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516.27pt" svg:y="116.79pt">
            <draw:object draw:notify-on-update-of-ranges="Sheet1.A2:Sheet1.A2 Sheet1.A3:Sheet1.A8 Sheet1.D2:Sheet1.D2 Sheet1.D3:Sheet1.D8 Sheet1.E2:Sheet1.E2 Sheet1.E3:Sheet1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.83pt" svg:y="115.65pt">
            <draw:object draw:notify-on-update-of-ranges="Sheet1.A2:Sheet1.A2 Sheet1.A3:Sheet1.A8 Sheet1.B2:Sheet1.B2 Sheet1.B3:Sheet1.B8 Sheet1.C2:Sheet1.C2 Sheet1.C3:Sheet1.C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Lock Mean</text:p>
          </table:table-cell>
          <table:table-cell/>
          <table:table-cell office:value-type="string" calcext:value-type="string">
            <text:p>Lock Total</text:p>
          </table:table-cell>
          <table:table-cell/>
          <table:table-cell office:value-type="string" calcext:value-type="string">
            <text:p>Test Mean</text:p>
          </table:table-cell>
          <table:table-cell/>
          <table:table-cell office:value-type="string" calcext:value-type="string">
            <text:p>Test Total</text:p>
          </table:table-cell>
          <table:table-cell/>
        </table:table-row>
        <table:table-row table:style-name="ro1">
          <table:table-cell office:value-type="string" calcext:value-type="string">
            <text:p>#threads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wlock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wlock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wlock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wl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8" calcext:value-type="float">
            <text:p>7.38</text:p>
          </table:table-cell>
          <table:table-cell office:value-type="float" office:value="5.03" calcext:value-type="float">
            <text:p>5.03</text:p>
          </table:table-cell>
          <table:table-cell office:value-type="float" office:value="14.76" calcext:value-type="float">
            <text:p>14.76</text:p>
          </table:table-cell>
          <table:table-cell office:value-type="float" office:value="10.05" calcext:value-type="float">
            <text:p>10.05</text:p>
          </table:table-cell>
          <table:table-cell office:value-type="float" office:value="1861.4" calcext:value-type="float">
            <text:p>1861.4</text:p>
          </table:table-cell>
          <table:table-cell office:value-type="float" office:value="1215.55" calcext:value-type="float">
            <text:p>1215.55</text:p>
          </table:table-cell>
          <table:table-cell office:value-type="float" office:value="3.72" calcext:value-type="float">
            <text:p>3.72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5" calcext:value-type="float">
            <text:p>15.25</text:p>
          </table:table-cell>
          <table:table-cell office:value-type="float" office:value="10.56" calcext:value-type="float">
            <text:p>10.56</text:p>
          </table:table-cell>
          <table:table-cell office:value-type="float" office:value="60.98" calcext:value-type="float">
            <text:p>60.98</text:p>
          </table:table-cell>
          <table:table-cell office:value-type="float" office:value="42.24" calcext:value-type="float">
            <text:p>42.24</text:p>
          </table:table-cell>
          <table:table-cell office:value-type="float" office:value="2708.98" calcext:value-type="float">
            <text:p>2708.98</text:p>
          </table:table-cell>
          <table:table-cell office:value-type="float" office:value="1700.34" calcext:value-type="float">
            <text:p>1700.34</text:p>
          </table:table-cell>
          <table:table-cell office:value-type="float" office:value="10.84" calcext:value-type="float">
            <text:p>10.84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1.34" calcext:value-type="float">
            <text:p>21.34</text:p>
          </table:table-cell>
          <table:table-cell office:value-type="float" office:value="304.04" calcext:value-type="float">
            <text:p>304.04</text:p>
          </table:table-cell>
          <table:table-cell office:value-type="float" office:value="170.74" calcext:value-type="float">
            <text:p>170.74</text:p>
          </table:table-cell>
          <table:table-cell office:value-type="float" office:value="5011.45" calcext:value-type="float">
            <text:p>5011.45</text:p>
          </table:table-cell>
          <table:table-cell office:value-type="float" office:value="2612.13" calcext:value-type="float">
            <text:p>2612.13</text:p>
          </table:table-cell>
          <table:table-cell office:value-type="float" office:value="40.09" calcext:value-type="float">
            <text:p>40.09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.73" calcext:value-type="float">
            <text:p>75.73</text:p>
          </table:table-cell>
          <table:table-cell office:value-type="float" office:value="58.46" calcext:value-type="float">
            <text:p>58.46</text:p>
          </table:table-cell>
          <table:table-cell office:value-type="float" office:value="1211.7" calcext:value-type="float">
            <text:p>1211.7</text:p>
          </table:table-cell>
          <table:table-cell office:value-type="float" office:value="935.43" calcext:value-type="float">
            <text:p>935.43</text:p>
          </table:table-cell>
          <table:table-cell office:value-type="float" office:value="8804.3" calcext:value-type="float">
            <text:p>8804.3</text:p>
          </table:table-cell>
          <table:table-cell office:value-type="float" office:value="6744.44" calcext:value-type="float">
            <text:p>6744.44</text:p>
          </table:table-cell>
          <table:table-cell office:value-type="float" office:value="140.87" calcext:value-type="float">
            <text:p>140.87</text:p>
          </table:table-cell>
          <table:table-cell office:value-type="float" office:value="107.91" calcext:value-type="float">
            <text:p>107.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1.94" calcext:value-type="float">
            <text:p>181.94</text:p>
          </table:table-cell>
          <table:table-cell office:value-type="float" office:value="95.12" calcext:value-type="float">
            <text:p>95.12</text:p>
          </table:table-cell>
          <table:table-cell office:value-type="float" office:value="5822.05" calcext:value-type="float">
            <text:p>5822.05</text:p>
          </table:table-cell>
          <table:table-cell office:value-type="float" office:value="3043.82" calcext:value-type="float">
            <text:p>3043.82</text:p>
          </table:table-cell>
          <table:table-cell office:value-type="float" office:value="19546.9" calcext:value-type="float">
            <text:p>19546.9</text:p>
          </table:table-cell>
          <table:table-cell office:value-type="float" office:value="10172.53" calcext:value-type="float">
            <text:p>10172.53</text:p>
          </table:table-cell>
          <table:table-cell office:value-type="float" office:value="625.5" calcext:value-type="float">
            <text:p>625.5</text:p>
          </table:table-cell>
          <table:table-cell office:value-type="float" office:value="325.52" calcext:value-type="float">
            <text:p>325.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1.58" calcext:value-type="float">
            <text:p>391.58</text:p>
          </table:table-cell>
          <table:table-cell office:value-type="float" office:value="268.55" calcext:value-type="float">
            <text:p>268.55</text:p>
          </table:table-cell>
          <table:table-cell office:value-type="float" office:value="25061.36" calcext:value-type="float">
            <text:p>25061.36</text:p>
          </table:table-cell>
          <table:table-cell office:value-type="float" office:value="17187.19" calcext:value-type="float">
            <text:p>17187.19</text:p>
          </table:table-cell>
          <table:table-cell office:value-type="float" office:value="40379.07" calcext:value-type="float">
            <text:p>40379.07</text:p>
          </table:table-cell>
          <table:table-cell office:value-type="float" office:value="27867.44" calcext:value-type="float">
            <text:p>27867.44</text:p>
          </table:table-cell>
          <table:table-cell office:value-type="float" office:value="2584.26" calcext:value-type="float">
            <text:p>2584.26</text:p>
          </table:table-cell>
          <table:table-cell office:value-type="float" office:value="1783.52" calcext:value-type="float">
            <text:p>1783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21:41:35.033782273</meta:creation-date>
    <dc:date>2015-05-27T23:33:33.576982953</dc:date>
    <meta:editing-duration>PT1H21M27S</meta:editing-duration>
    <meta:editing-cycles>1</meta:editing-cycles>
    <meta:document-statistic meta:table-count="1" meta:cell-count="67" meta:object-count="2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Total Time Per Lock</text:p>
        </chart:title>
        <chart:legend chart:legend-position="end" svg:x="14.266cm" svg:y="3.952cm" style:legend-expansion="high" chart:style-name="ch3"/>
        <chart:plot-area chart:style-name="ch4" table:cell-range-address="Sheet1.A2:Sheet1.A8 Sheet1.D2:Sheet1.E8" chart:data-source-has-labels="both" svg:x="1.331cm" svg:y="1.301cm" svg:width="12.615cm" svg:height="6.538cm">
          <chartooo:coordinate-region svg:x="2.508cm" svg:y="1.5cm" svg:width="11.438cm" svg:height="5.692cm"/>
          <chart:axis chart:dimension="x" chart:name="primary-x" chart:style-name="ch5" chartooo:axis-type="auto">
            <chartooo:date-scale/>
            <chart:title svg:x="6.866cm" svg:y="8.019cm" chart:style-name="ch6">
              <text:p># Threads</text:p>
            </chart:title>
            <chart:categories table:cell-range-address="Sheet1.A3:Sheet1.A8"/>
          </chart:axis>
          <chart:axis chart:dimension="y" chart:name="primary-y" chart:style-name="ch7">
            <chart:title svg:x="0.451cm" svg:y="4.799cm" chart:style-name="ch8">
              <text:p>μs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6"/>
          </chart:series>
          <chart:series chart:style-name="ch11" chart:values-cell-range-address="Sheet1.E3:Sheet1.E8" chart:label-cell-address="Sheet1.E2:Sheet1.E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Sheet1.D2:Sheet1.D2</svg:desc>
                </draw:g>
              </table:table-cell>
              <table:table-cell office:value-type="string">
                <text:p>rwlock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8</svg:desc>
                </draw:g>
              </table:table-cell>
              <table:table-cell office:value-type="float" office:value="14.76">
                <text:p>14.76</text:p>
                <draw:g>
                  <svg:desc>Sheet1.D3:Sheet1.D8</svg:desc>
                </draw:g>
              </table:table-cell>
              <table:table-cell office:value-type="float" office:value="10.05">
                <text:p>10.05</text:p>
                <draw:g>
                  <svg:desc>Sheet1.E3:Sheet1.E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0.98">
                <text:p>60.98</text:p>
              </table:table-cell>
              <table:table-cell office:value-type="float" office:value="42.24">
                <text:p>42.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04.04">
                <text:p>304.04</text:p>
              </table:table-cell>
              <table:table-cell office:value-type="float" office:value="170.74">
                <text:p>170.7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11.7">
                <text:p>1211.7</text:p>
              </table:table-cell>
              <table:table-cell office:value-type="float" office:value="935.43">
                <text:p>935.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822.05">
                <text:p>5822.05</text:p>
              </table:table-cell>
              <table:table-cell office:value-type="float" office:value="3043.82">
                <text:p>304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061.36">
                <text:p>25061.36</text:p>
              </table:table-cell>
              <table:table-cell office:value-type="float" office:value="17187.19">
                <text:p>17187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Mean Time Per Lock</text:p>
        </chart:title>
        <chart:legend chart:legend-position="end" svg:x="14.266cm" svg:y="3.952cm" style:legend-expansion="high" chart:style-name="ch3"/>
        <chart:plot-area chart:style-name="ch4" table:cell-range-address="Sheet1.A2:Sheet1.C8" chart:data-source-has-labels="both" svg:x="1.331cm" svg:y="1.301cm" svg:width="12.615cm" svg:height="6.538cm">
          <chartooo:coordinate-region svg:x="2.138cm" svg:y="1.5cm" svg:width="11.808cm" svg:height="5.692cm"/>
          <chart:axis chart:dimension="x" chart:name="primary-x" chart:style-name="ch5" chartooo:axis-type="auto">
            <chartooo:date-scale/>
            <chart:title svg:x="6.866cm" svg:y="8.019cm" chart:style-name="ch6">
              <text:p># Threads</text:p>
            </chart:title>
            <chart:categories table:cell-range-address="Sheet1.A3:Sheet1.A8"/>
          </chart:axis>
          <chart:axis chart:dimension="y" chart:name="primary-y" chart:style-name="ch7">
            <chart:title svg:x="0.451cm" svg:y="4.799cm" chart:style-name="ch8">
              <text:p>μs</text:p>
            </chart:title>
            <chart:grid chart:style-name="ch9" chart:class="major"/>
          </chart:axis>
          <chart:series chart:style-name="ch10" chart:values-cell-range-address="Sheet1.B3:Sheet1.B8" chart:label-cell-address="Sheet1.B2:Sheet1.B2" chart:class="chart:bar">
            <chart:data-point chart:repeated="6"/>
          </chart:series>
          <chart:series chart:style-name="ch11" chart:values-cell-range-address="Sheet1.C3:Sheet1.C8" chart:label-cell-address="Sheet1.C2:Sheet1.C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Sheet1.B2:Sheet1.B2</svg:desc>
                </draw:g>
              </table:table-cell>
              <table:table-cell office:value-type="string">
                <text:p>rwlock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8</svg:desc>
                </draw:g>
              </table:table-cell>
              <table:table-cell office:value-type="float" office:value="7.38">
                <text:p>7.38</text:p>
                <draw:g>
                  <svg:desc>Sheet1.B3:Sheet1.B8</svg:desc>
                </draw:g>
              </table:table-cell>
              <table:table-cell office:value-type="float" office:value="5.03">
                <text:p>5.03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25">
                <text:p>15.25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5.73">
                <text:p>75.73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1.94">
                <text:p>181.94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91.58">
                <text:p>391.58</text:p>
              </table:table-cell>
              <table:table-cell office:value-type="float" office:value="268.55">
                <text:p>268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